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list-style-name="L3">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list-style-name="L4">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6">
      <style:paragraph-properties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list-style-name="L7">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list-style-name="L9">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list-style-name="L10">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list-style-name="L1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list-style-name="L14">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list-style-name="L15">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list-style-name="L16">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list-style-name="L19">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list-style-name="L21">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8">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0">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L1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list-style-name="L1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15">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list-style-name="L17">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list-style-name="L20">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4" style:family="paragraph" style:parent-style-name="Table_20_Contents">
      <style:paragraph-properties fo:text-align="start" style:justify-single-word="false"/>
      <style:text-properties fo:font-size="14pt"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ma 0. Ficheros. Tipos. Características. Organizaciones.</text:p>
      <text:p text:style-name="P1"/>
      <text:p text:style-name="P1"/>
      <text:list xml:id="list7387752194064072701" text:style-name="L1">
        <text:list-item>
          <text:p text:style-name="P8">Introducción.</text:p>
        </text:list-item>
        <text:list-item>
          <text:p text:style-name="P8">Características de los ficheros.</text:p>
        </text:list-item>
        <text:list-item>
          <text:p text:style-name="P8">Ficheros según su función.</text:p>
        </text:list-item>
      </text:list>
      <text:list xml:id="list6690339731975822640" text:style-name="L2">
        <text:list-item>
          <text:list>
            <text:list-item>
              <text:p text:style-name="P9"><text:s text:c="2"/>Ficheros permanentes o maestros</text:p>
            </text:list-item>
          </text:list>
        </text:list-item>
      </text:list>
      <text:list xml:id="list5989620932589819881" text:style-name="L3">
        <text:list-item>
          <text:list>
            <text:list-item>
              <text:list>
                <text:list-item>
                  <text:p text:style-name="P10">Ficheros de constantes</text:p>
                </text:list-item>
                <text:list-item>
                  <text:p text:style-name="P10">Ficheros de situación</text:p>
                </text:list-item>
                <text:list-item>
                  <text:p text:style-name="P10">Ficheros históricos</text:p>
                </text:list-item>
              </text:list>
            </text:list-item>
          </text:list>
        </text:list-item>
      </text:list>
      <text:list xml:id="list3469441531350653497" text:style-name="L4">
        <text:list-item>
          <text:list>
            <text:list-item>
              <text:p text:style-name="P11"><text:s/>Ficheros de movimientos o transacciones</text:p>
            </text:list-item>
            <text:list-item>
              <text:p text:style-name="P11"><text:s/>Ficheros de maniobra o trabajo.</text:p>
            </text:list-item>
          </text:list>
        </text:list-item>
      </text:list>
      <text:list xml:id="list8021574056665722396" text:style-name="L5">
        <text:list-item>
          <text:list>
            <text:list-item>
              <text:p text:style-name="P12">Ficheros según su organización.</text:p>
              <text:p text:style-name="P12">4.1 Secuenciales</text:p>
              <text:p text:style-name="P12">4.2 Directa</text:p>
              <text:p text:style-name="P12">4.3 Indexados</text:p>
            </text:list-item>
            <text:list-item>
              <text:p text:style-name="P12">Comparación entre las diferentes organizaciones de ficheros</text:p>
            </text:list-item>
            <text:list-item>
              <text:p text:style-name="P12">Operaciones a realizar sobre los ficheros.</text:p>
              <text:p text:style-name="P12"/>
            </text:list-item>
          </text:list>
        </text:list-item>
      </text:list>
      <text:p text:style-name="P2"/>
      <text:list xml:id="list8285770499886445014" text:style-name="L6">
        <text:list-item>
          <text:p text:style-name="P13">Introducción</text:p>
        </text:list-item>
      </text:list>
      <text:p text:style-name="P3"/>
      <text:p text:style-name="P3">Existen estructura de datos estáticas y dinámicas.</text:p>
      <text:p text:style-name="P3"/>
      <text:p text:style-name="P3"><text:tab/>El problema de las estructuras de de datos está en que al situarse en memoria principal del ordenador o dispositivo , al apagarlo perdemos todo los datos almacenados en la misma.</text:p>
      <text:p text:style-name="P3"/>
      <text:p text:style-name="P3"><text:tab/>Por tanto deberemos utilizar una memoria no volátil , que es lo que se suele llamar memoria secundaria (memorias externas) , al almacenar en esta memoria nuestros datos podremos podremos recuperarlos de nuevo cuando volvamos a encender el ordenador.</text:p>
      <text:p text:style-name="P3"/>
      <text:p text:style-name="P3"><text:span text:style-name="T1">Alumno</text:span> : <text:span text:style-name="T1">Comenta tipos de memorias externa que conozcas.</text:span></text:p>
      <text:p text:style-name="P14"/>
      <text:p text:style-name="P4"><text:tab/>Otra desventaja de almacenar los datos en memoria es que su capacidad es ínfima al de los soportes externos.</text:p>
      <text:p text:style-name="P4"/>
      <text:p text:style-name="P4"><text:tab/>Esta estructura de datos externa con su organización es lo que llama fichero o archivo. Algunos autores diferencian los ficheros de los archivos. Para ellos lo archivos son ficheros que contienen datos. De forma que los ficheros pueden contener código o datos, siendo para ellos los ficheros un concepto más general que engloba a los archivos.</text:p>
      <text:p text:style-name="P4"><text:soft-page-break/><text:tab/>Un archivo se divide en <text:span text:style-name="T3">registros. </text:span>Un registro es la unidad mínima de de acceso al fichero. De forma que cada vez que accedemos a un fichero vamos a leer o escribir un registro completo.</text:p>
      <text:p text:style-name="P4"/>
      <text:p text:style-name="P4"><text:tab/>A su vez un registro se compone de campos. Un registro puede tener uno o más campos, esto va a depender de las características del fichero que vamos a utilizar y del problema que queramos resolver.</text:p>
      <text:p text:style-name="P4"/>
      <text:p text:style-name="P4"><text:tab/>Resumiendo, se puede decir que un fichero se compone de uno o más registros y un registro se compone de uno o más campos.</text:p>
      <text:p text:style-name="P4"/>
      <text:p text:style-name="P4"/>
      <text:p text:style-name="P4"/>
      <text:list xml:id="list5298418099237537944" text:style-name="L7">
        <text:list-item>
          <text:p text:style-name="P16">Características de los ficheros</text:p>
        </text:list-item>
      </text:list>
      <text:p text:style-name="P5"><text:tab/></text:p>
      <text:p text:style-name="P5"><text:tab/><text:span text:style-name="T4">Los ficheros se caracterizan por :</text:span></text:p>
      <text:list xml:id="list6108747425486696415" text:style-name="L8">
        <text:list-item>
          <text:list>
            <text:list-item>
              <text:list>
                <text:list-item>
                  <text:p text:style-name="P26">Soportes externos, como discos, “cloud”, cintas …</text:p>
                </text:list-item>
                <text:list-item>
                  <text:p text:style-name="P26">Gran capacidad de almacenamiento</text:p>
                </text:list-item>
                <text:list-item>
                  <text:p text:style-name="P26">Independencia con el resto de programas. Un mismo fichero puede ser utilizado por varios programas, y aunque eliminemos un programa, los datos pueden seguir almacenados en el soporte externo.</text:p>
                </text:list-item>
              </text:list>
            </text:list-item>
          </text:list>
        </text:list-item>
      </text:list>
      <text:p text:style-name="P4"/>
      <text:list xml:id="list5423534929416779350" text:style-name="L9">
        <text:list-item>
          <text:list>
            <text:list-item>
              <text:list>
                <text:list-item>
                  <text:p text:style-name="P17">Ficheros según su función:</text:p>
                </text:list-item>
              </text:list>
            </text:list-item>
          </text:list>
        </text:list-item>
      </text:list>
      <text:p text:style-name="P5"><text:tab/></text:p>
      <text:list xml:id="list1818121851296232130" text:style-name="L10">
        <text:list-item>
          <text:list>
            <text:list-item>
              <text:p text:style-name="P27"><text:s/>Ficheros permanentes o maestros: son aquellos cuyo contenido permanece prácticamente inalterable en el tiempo. Esto ficheros tienen una vida equivalente a la vida de la aplicación. Podemos clasificarlos según la frecuencia que se actualizan.</text:p>
              <text:p text:style-name="P18">3.1.1<text:span text:style-name="T4"> Ficheros de constantes: rara vez su modifican su contenido.</text:span></text:p>
              <text:p text:style-name="P27">Ficheros .ini de windows son un ejemplo ya que contienen datos de inicialización de un programa windows.</text:p>
            </text:list-item>
          </text:list>
        </text:list-item>
      </text:list>
      <text:list xml:id="list2319597383063626618" text:style-name="L11">
        <text:list-item>
          <text:list>
            <text:list-item>
              <text:list>
                <text:list-item>
                  <text:p text:style-name="P28">Ficheros de situación: Contienen la situación actual de una entidad, grupo o algún aspecto.</text:p>
                </text:list-item>
                <text:list-item>
                  <text:p text:style-name="P28">Ficheros históricos: Contienen resultado de operaciones. Se suelen usar para posteriormente realizar algún tratamiento, sobre todo de tipo estadístico o consultas.</text:p>
                </text:list-item>
              </text:list>
            </text:list-item>
          </text:list>
        </text:list-item>
      </text:list>
      <text:p text:style-name="P5"><text:span text:style-name="T4"><text:s text:c="2"/></text:span><text:span text:style-name="T2">Alumnos : ¿Qué es un fichero de log?</text:span></text:p>
      <text:p text:style-name="P14"/>
      <text:list xml:id="list8524216800067056160" text:style-name="L12">
        <text:list-item>
          <text:list>
            <text:list-item>
              <text:p text:style-name="P19">Ficheros de movimientos o transacciones</text:p>
            </text:list-item>
          </text:list>
        </text:list-item>
      </text:list>
      <text:p text:style-name="P5"><text:tab/></text:p>
      <text:p text:style-name="P5"><text:tab/><text:span text:style-name="T4">Son ficheros que sirven para actualizar los ficheros maestros. Contienen información sobras modificaciones que han de realizarse al fichero maestro.</text:span></text:p>
      <text:list xml:id="list1310252951316901530" text:style-name="L13">
        <text:list-item>
          <text:list>
            <text:list-item>
              <text:p text:style-name="P29">Altas</text:p>
            </text:list-item>
            <text:list-item>
              <text:p text:style-name="P29">Bajas</text:p>
            </text:list-item>
            <text:list-item>
              <text:p text:style-name="P29"><text:soft-page-break/>Modificaciones</text:p>
            </text:list-item>
          </text:list>
        </text:list-item>
      </text:list>
      <text:p text:style-name="P4"/>
      <text:p text:style-name="P4"><text:tab/>Normalmente estos ficheros se van llenando con las actualizaciones necesarias, hasta que alcanzan un determinado tamaño o el usuario o administrador decide actualizar el fichero maestro.</text:p>
      <text:p text:style-name="P4"/>
      <text:list xml:id="list3598904968321925389" text:style-name="L14">
        <text:list-item>
          <text:list>
            <text:list-item>
              <text:p text:style-name="P20">Ficheros de maniobra o trabajo</text:p>
            </text:list-item>
          </text:list>
        </text:list-item>
      </text:list>
      <text:p text:style-name="P5"><text:tab/></text:p>
      <text:p text:style-name="P5"><text:tab/>Contienen<text:span text:style-name="T4"> información relativa a un proceso que todavía no ha finalizado. Son creados por los mismos programas que lo requieren. Cuando el proceso finaliza, se eliminan.</text:span></text:p>
      <text:p text:style-name="P4"/>
      <text:p text:style-name="P14"><text:s/>Alumnos: ¿Ficheros temporales?</text:p>
      <text:p text:style-name="P14"/>
      <text:p text:style-name="P14"/>
      <text:p text:style-name="P5">4 Ficheros según su organización</text:p>
      <text:p text:style-name="P5"/>
      <text:list xml:id="list7218094643952450431" text:style-name="L15">
        <text:list-item>
          <text:list>
            <text:list-item>
              <text:p text:style-name="P21">Secuenciales</text:p>
              <text:list>
                <text:list-header>
                  <text:p text:style-name="P30">Es aquel en el que para acceder a un registro n, hemos de acceder a todos los anteriores.</text:p>
                  <text:p text:style-name="P30">Solo se puede acceder a los registros de uno en uno empezando por el primero.</text:p>
                  <text:p text:style-name="P30">Los regristros pueden estar repetidos y pueden tener una longitud variable.</text:p>
                  <text:p text:style-name="P30">No se precisa ninguna clase de acceso.</text:p>
                  <text:p text:style-name="P30">Se puede utilizar cualquier dispositivo de almacenamiento.</text:p>
                  <text:p text:style-name="P30"/>
                </text:list-header>
              </text:list>
            </text:list-item>
          </text:list>
        </text:list-item>
      </text:list>
      <text:list xml:id="list4545879927131018462" text:style-name="L16">
        <text:list-item>
          <text:list>
            <text:list-item>
              <text:p text:style-name="P22">Directa</text:p>
            </text:list-item>
          </text:list>
        </text:list-item>
      </text:list>
      <text:p text:style-name="P4"><text:span text:style-name="T3"><text:tab/><text:tab/></text:span>Se puede acceder de forma aleatoria a cualquier registro. Es decir, podemos leer un registro n, sin necesidad de acceder a ningún otro registro.</text:p>
      <text:p text:style-name="P4"><text:tab/><text:tab/>Los registros pueden estar repetidos y no necesitamos ninguna clave de acceso. </text:p>
      <text:p text:style-name="P4"><text:tab/><text:tab/>Todos los registros tienen que tener el mismo tamaño.</text:p>
      <text:p text:style-name="P4"><text:tab/><text:tab/>Sólo podemos almacenarlos en dispositivos de almacenamiento que permitan el acceso directo.</text:p>
      <text:p text:style-name="P4"><text:tab/><text:tab/>Ejemplo: un fichero que contenga los alumnos de una clase ordenados por el número que ocupan en la lista.</text:p>
      <text:p text:style-name="P4"/>
      <text:p text:style-name="P4"/>
      <text:p text:style-name="P5">Función hash (función conversión). </text:p>
      <text:p text:style-name="P5"/>
      <text:p text:style-name="P14">Alumnos: ¿Qué son las funciones hash? Módulo, Truncamiento plegamiento, colisiones.</text:p>
      <text:p text:style-name="P4"/>
      <text:list xml:id="list2319415172297720526" text:style-name="L17">
        <text:list-item>
          <text:list>
            <text:list-item>
              <text:list>
                <text:list-header>
                  <text:p text:style-name="P31"/>
                </text:list-header>
              </text:list>
            </text:list-item>
          </text:list>
        </text:list-item>
      </text:list>
      <text:list xml:id="list8709683961147486028" text:style-name="L19">
        <text:list-item>
          <text:list>
            <text:list-item>
              <text:p text:style-name="P23"><text:soft-page-break/><text:s/>Indexados</text:p>
            </text:list-item>
          </text:list>
        </text:list-item>
      </text:list>
      <text:p text:style-name="P5"/>
      <text:p text:style-name="P4"><text:tab/>Los ficheros indexados constan de 3 partes:</text:p>
      <text:p text:style-name="P4"/>
      <text:list xml:id="list594407349358062050" text:style-name="L20">
        <text:list-item>
          <text:list>
            <text:list-item>
              <text:list>
                <text:list-item>
                  <text:list>
                    <text:list-item>
                      <text:list>
                        <text:list-item>
                          <text:p text:style-name="P32">área primaria o de datos: contiene los datos en sí. Estos datos han de estar ordenados de forma ascendente por su campo clave.</text:p>
                        </text:list-item>
                        <text:list-item>
                          <text:p text:style-name="P32">Área de índices: es un archivo secuencial creado por el sistema, en que se divide el área primaria en diferentes segmentos. <text:s/>De cada segmento almacenaremos la dirección de comienzo y la clave más alta. De esta forma podemos acceder a un registro buscando en los ficheros de índices, como si se tratase de un índice de un libro.</text:p>
                        </text:list-item>
                        <text:list-item>
                          <text:p text:style-name="P32">Área de excedentes o de overflow: sirve para añadir nuevos registros que no se introducen en el área primaria para evitar una reorganización del mismo.</text:p>
                        </text:list-item>
                      </text:list>
                    </text:list-item>
                  </text:list>
                </text:list-item>
              </text:list>
            </text:list-item>
          </text:list>
        </text:list-item>
      </text:list>
      <text:p text:style-name="P4"/>
      <text:p text:style-name="P4"><text:tab/>Este tipo de ficheros requieren de un campo clave por le que vamos a ordenar los datos, y que usaremos a la hora de realizar búsquedas. Al usar un campo clave, está claro que los registros no pueden estar repetidos. A su vez todos los registros ha de tener el mismo tamaño.</text:p>
      <text:p text:style-name="P4"><text:tab/>El soporte de almacenamiento ha de permitir el acceso directo.</text:p>
      <text:p text:style-name="P4"/>
      <text:p text:style-name="P4"/>
      <text:list xml:id="list4799199487317187541" text:style-name="L21">
        <text:list-item>
          <text:p text:style-name="P24">Comparación entre las diferentes organizaciones de ficheros</text:p>
        </text:list-item>
      </text:list>
      <text:p text:style-name="P4"/>
      <text:p text:style-name="P4"><text:tab/>Cada organización tiene una serie de características que los idóneos para algunas aplicaciones y a su vez no apto para otras.</text:p>
      <text:p text:style-name="P4"/>
      <text:p text:style-name="P4"/>
      <table:table table:name="Tabla1" table:style-name="Tabla1">
        <table:table-column table:style-name="Tabla1.A" table:number-columns-repeated="6"/>
        <table:table-row>
          <table:table-cell table:style-name="Tabla1.A1" office:value-type="string">
            <text:p text:style-name="P34"/>
          </table:table-cell>
          <table:table-cell table:style-name="Tabla1.A1" office:value-type="string">
            <text:p text:style-name="P34">¿Permite registros repetidos?</text:p>
          </table:table-cell>
          <table:table-cell table:style-name="Tabla1.A1" office:value-type="string">
            <text:p text:style-name="P34">¿Permite longitud variable de registros?</text:p>
          </table:table-cell>
          <table:table-cell table:style-name="Tabla1.A1" office:value-type="string">
            <text:p text:style-name="P34">¿Precisa clave?</text:p>
          </table:table-cell>
          <table:table-cell table:style-name="Tabla1.A1" office:value-type="string">
            <text:p text:style-name="P34">Dispositivo de almacenamiento</text:p>
          </table:table-cell>
          <table:table-cell table:style-name="Tabla1.F1" office:value-type="string">
            <text:p text:style-name="P34">Ficheros necesarios</text:p>
          </table:table-cell>
        </table:table-row>
        <table:table-row>
          <table:table-cell table:style-name="Tabla1.A2" office:value-type="string">
            <text:p text:style-name="P34">Secuenciales</text:p>
          </table:table-cell>
          <table:table-cell table:style-name="Tabla1.A2" office:value-type="string">
            <text:p text:style-name="P34">SI</text:p>
          </table:table-cell>
          <table:table-cell table:style-name="Tabla1.A2" office:value-type="string">
            <text:p text:style-name="P34">SI</text:p>
          </table:table-cell>
          <table:table-cell table:style-name="Tabla1.A2" office:value-type="string">
            <text:p text:style-name="P34">NO</text:p>
          </table:table-cell>
          <table:table-cell table:style-name="Tabla1.A2" office:value-type="string">
            <text:p text:style-name="P34">Cualquiera</text:p>
          </table:table-cell>
          <table:table-cell table:style-name="Tabla1.F2" office:value-type="string">
            <text:p text:style-name="P34">secuencial</text:p>
          </table:table-cell>
        </table:table-row>
        <table:table-row>
          <table:table-cell table:style-name="Tabla1.A2" office:value-type="string">
            <text:p text:style-name="P34">Directos</text:p>
          </table:table-cell>
          <table:table-cell table:style-name="Tabla1.A2" office:value-type="string">
            <text:p text:style-name="P34">NO</text:p>
          </table:table-cell>
          <table:table-cell table:style-name="Tabla1.A2" office:value-type="string">
            <text:p text:style-name="P34">NO</text:p>
          </table:table-cell>
          <table:table-cell table:style-name="Tabla1.A2" office:value-type="string">
            <text:p text:style-name="P34">NO</text:p>
          </table:table-cell>
          <table:table-cell table:style-name="Tabla1.A2" office:value-type="string">
            <text:p text:style-name="P34">Deben permitir acceso directo</text:p>
          </table:table-cell>
          <table:table-cell table:style-name="Tabla1.F2" office:value-type="string">
            <text:p text:style-name="P34">directo</text:p>
          </table:table-cell>
        </table:table-row>
        <table:table-row>
          <table:table-cell table:style-name="Tabla1.A2" office:value-type="string">
            <text:p text:style-name="P34">Indexados</text:p>
          </table:table-cell>
          <table:table-cell table:style-name="Tabla1.A2" office:value-type="string">
            <text:p text:style-name="P34">NO</text:p>
          </table:table-cell>
          <table:table-cell table:style-name="Tabla1.A2" office:value-type="string">
            <text:p text:style-name="P34">NO</text:p>
          </table:table-cell>
          <table:table-cell table:style-name="Tabla1.A2" office:value-type="string">
            <text:p text:style-name="P34">SI</text:p>
          </table:table-cell>
          <table:table-cell table:style-name="Tabla1.A2" office:value-type="string">
            <text:p text:style-name="P34">Deben permitir acceso directo</text:p>
          </table:table-cell>
          <table:table-cell table:style-name="Tabla1.F2" office:value-type="string">
            <text:p text:style-name="P34">Fichero de índices+excedentes + sinónimos</text:p>
          </table:table-cell>
        </table:table-row>
      </table:table>
      <text:p text:style-name="P4"/>
      <text:p text:style-name="P5"/>
      <text:p text:style-name="P4"><text:soft-page-break/><text:s text:c="6"/></text:p>
      <text:p text:style-name="P5"><text:tab/><text:span text:style-name="T4">Como ventaja de los ficheros secuenciales está que podemos repetir registros, cada registro puede tener la longitud que sea precisa. Este tipo de ficheros no necesita clave, y se puede guardar en cualquier tipo de dispositivo de almacenamiento.</text:span></text:p>
      <text:p text:style-name="P5"><text:span text:style-name="T4"><text:tab/>Como desventaja está que al ser el acceso secuencial no es apto para ficheros muy grandes donde haya que realizar muchas búsquedas, ya que el tiempo necesario para localizar un registro es considerable.</text:span></text:p>
      <text:p text:style-name="P5"><text:span text:style-name="T4"/></text:p>
      <text:p text:style-name="P5"><text:span text:style-name="T4"><text:tab/>Como ventaja de los ficheros directos mencionaremos que podemos repetir registros y no precisan clave. La localización es más rápida que un secuencial, pero tendremos que crearnos una función hash.</text:span></text:p>
      <text:p text:style-name="P5"><text:span text:style-name="T4"/></text:p>
      <text:p text:style-name="P5"><text:span text:style-name="T4"><text:tab/>Las desventajas de esta organización son que no permite tener registros de diferente longitud, y que requerimos de un dispositivo de almacenamiento que permita el acceso directo.</text:span></text:p>
      <text:p text:style-name="P5"><text:span text:style-name="T4"/></text:p>
      <text:p text:style-name="P5"><text:span text:style-name="T4"><text:tab/>Los ficheros indexados son sin duda los que permiten localizar un registro más rápido. En el otro lado de la balanza podemos decir que no podemos repetir registros, que ha de tener todos la misma longitud, que requieren de dispositivo de almacenamiento que tenga acceso directo</text:span></text:p>
      <text:list xml:id="list29357519" text:continue-list="list4545879927131018462" text:style-name="L16">
        <text:list-item>
          <text:list>
            <text:list-header>
              <text:p text:style-name="P22"/>
            </text:list-header>
          </text:list>
        </text:list-item>
      </text:list>
      <text:p text:style-name="P4"/>
      <text:p text:style-name="P4"/>
      <text:p text:style-name="P5"><text:s text:c="4"/>6 <text:s/>Operaciones a realizar sobre los ficheros</text:p>
      <text:p text:style-name="P5"/>
      <text:p text:style-name="P4">La utilidad principal de los ficheros es poder almacenar información y recuperarla más tarde. </text:p>
      <text:p text:style-name="P4">Para poder llevar a cabo estas operaciones los S.O. proporcionan un conjunto de llamadas o </text:p>
      <text:p text:style-name="P4">primitivas que permiten realizar determinadas operaciones sobre los ficheros. Algunas de estas </text:p>
      <text:p text:style-name="P4">primitivas son: create, delete, open, close, read, write, rename, seek, …. </text:p>
      <text:p text:style-name="P3"><text:s/></text:p>
      <text:p text:style-name="P3"/>
      <text:p text:style-name="P3">Operaciones tales como:</text:p>
      <text:p text:style-name="P3"> Creación: consiste en la grabación, por primera vez, sobre un soporte de los registros </text:p>
      <text:p text:style-name="P3">de un fichero.</text:p>
      <text:p text:style-name="P3"> Apertura: operación necesaria para empezar a trabajar con los datos</text:p>
      <text:p text:style-name="P3"> Cierre: operación realizada una vez finalicemos el trabajo con él, para evitar que se </text:p>
      <text:p text:style-name="P3">deteriore la información almacenada.</text:p>
      <text:p text:style-name="P3"> Actualización: mantenimiento, modificación de los datos almacenados. </text:p>
      <text:p text:style-name="P3"> Clasificación u ordenación: consiste en cambiar el orden en que están grabados los </text:p>
      <text:p text:style-name="P3">registros del fichero. Los registros se ordenan según el contenido de uno o o más </text:p>
      <text:p text:style-name="P3">campos de forma ascendente o descendente.</text:p>
      <text:p text:style-name="P3"><text:soft-page-break/> Copia o duplicado: esta operación consiste en crear un nuevo fichero idéntico a uno </text:p>
      <text:p text:style-name="P3">ya existente. Operación recomendable realizarla como medida de seguridad.</text:p>
      <text:p text:style-name="P3"> Fusión o intercalación: también llamado mezcla. Consiste en obtener, de dos ficheros </text:p>
      <text:p text:style-name="P3">ordenados por un mismo campo y con la misma estructura, otro fichero que contenga </text:p>
      <text:p text:style-name="P3">todos los registros de ambos y que se mantenga ordenado por el mismo campo.</text:p>
      <text:p text:style-name="P3"> Borrado: eliminación de todo el fichero.</text:p>
      <text:p text:style-name="P3"> Partición: consiste en dividir un fichero en dos o más, de acuerdo con alguna condición </text:p>
      <text:p text:style-name="P3">que han de cumplir los registros</text:p>
      <text:p text:style-name="P3">Además de estas operaciones en las que se ven afectados todos los registros del fichero se </text:p>
      <text:p text:style-name="P3">pueden realizar otras operaciones en las que solo se utilicen una parte de los registros. En estas </text:p>
      <text:p text:style-name="P3">operaciones será necesario, primero localizar el registros o los registros con los que queremos trabajar </text:p>
      <text:p text:style-name="P3">y luego, realizar las operaciones. Las operaciones más utilizadas de este tipo son:</text:p>
      <text:p text:style-name="P3"> Actualización o mantenimiento: consiste en mantener actualizados los datos almacenados </text:p>
      <text:p text:style-name="P3">en los registros del fichero. Las operaciones de actualización son:</text:p>
      <text:p text:style-name="P3"> Altas: añadir nuevos registros</text:p>
      <text:p text:style-name="P3"> Bajas: eliminar registros</text:p>
      <text:p text:style-name="P3"> modificaciones: cambiar el contenido de uno o más campos de un registro del fichero</text:p>
      <text:p text:style-name="P3"> Recuperación: consiste en acceder a la información almacenada en los registros del fichero </text:p>
      <text:p text:style-name="P2"/>
      <text:p text:style-name="P2"/>
      <text:p text:style-name="P6"/>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ntin </meta:initial-creator>
    <meta:creation-date>2021-10-03T13:46:07.93</meta:creation-date>
    <dc:date>2021-10-04T09:12:17.64</dc:date>
    <dc:creator>Valentin </dc:creator>
    <meta:editing-duration>PT4H39M9S</meta:editing-duration>
    <meta:editing-cycles>9</meta:editing-cycles>
    <meta:generator>OpenOffice/4.1.9$Win32 OpenOffice.org_project/419m1$Build-9805</meta:generator>
    <meta:document-statistic meta:table-count="1" meta:image-count="0" meta:object-count="0" meta:page-count="7" meta:paragraph-count="138" meta:word-count="1539" meta:character-count="9681"/>
  </office:meta>
</office:document-meta>
</file>